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center" fo:margin-top="0in" fo:margin-bottom="0.0833in" style:line-height-at-least="0.25in" fo:background-color="#FFFFFF"/>
    </style:style>
    <style:style style:name="T2" style:parent-style-name="Strong" style:family="text">
      <style:text-properties style:font-name="Tahoma" style:font-name-complex="Tahoma" fo:color="#333333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margin-top="0in" fo:margin-bottom="0.0833in" style:line-height-at-least="0.25in" fo:background-color="#FFFFFF"/>
    </style:style>
    <style:style style:name="P4" style:parent-style-name="NormalWeb" style:family="paragraph">
      <style:paragraph-properties fo:margin-top="0in" fo:margin-bottom="0.0833in" style:line-height-at-least="0.25in" fo:background-color="#FFFFFF"/>
    </style:style>
    <style:style style:name="T5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6" style:parent-style-name="NormalWeb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7" style:parent-style-name="NormalWeb" style:family="paragraph">
      <style:paragraph-properties fo:margin-top="0in" fo:margin-bottom="0.0833in" style:line-height-at-least="0.25in" fo:background-color="#FFFFFF"/>
    </style:style>
    <style:style style:name="T8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9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0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11" style:parent-style-name="NormalWeb" style:family="paragraph">
      <style:paragraph-properties fo:margin-top="0in" fo:margin-bottom="0.0833in" style:line-height-at-least="0.25in" fo:background-color="#FFFFFF"/>
    </style:style>
    <style:style style:name="T12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style:font-weight-complex="bold"/>
    </style:style>
    <style:style style:name="T15" style:parent-style-name="DefaultParagraphFont" style:family="text">
      <style:text-properties style:font-weight-complex="bold"/>
    </style:style>
    <style:style style:name="T16" style:parent-style-name="DefaultParagraphFont" style:family="text">
      <style:text-properties style:font-weight-complex="bold"/>
    </style:style>
    <style:style style:name="T17" style:parent-style-name="DefaultParagraphFont" style:family="text">
      <style:text-properties style:font-weight-complex="bold"/>
    </style:style>
    <style:style style:name="T18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19" style:parent-style-name="NormalWeb" style:family="paragraph">
      <style:paragraph-properties fo:margin-top="0in" fo:margin-bottom="0.0833in" style:line-height-at-least="0.25in" fo:background-color="#FFFFFF"/>
    </style:style>
    <style:style style:name="T20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1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2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3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4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5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26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7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8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9" style:parent-style-name="NormalWeb" style:list-style-name="LFO1" style:family="paragraph">
      <style:paragraph-properties fo:margin-top="0in" fo:margin-bottom="0.0833in" style:line-height-at-least="0.25in" fo:background-color="#FFFFFF"/>
    </style:style>
    <style:style style:name="T30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1" style:parent-style-name="DefaultParagraphFont" style:family="text">
      <style:text-properties style:font-name="Helvetica" style:font-name-complex="Helvetica" fo:color="#333333"/>
    </style:style>
    <style:style style:name="P32" style:parent-style-name="NormalWeb" style:family="paragraph">
      <style:paragraph-properties fo:margin-top="0in" fo:margin-bottom="0.0833in" style:line-height-at-least="0.25in" fo:background-color="#FFFFFF"/>
    </style:style>
    <style:style style:name="P33" style:parent-style-name="NormalWeb" style:family="paragraph">
      <style:paragraph-properties fo:margin-top="0in" fo:margin-bottom="0.0833in" style:line-height-at-least="0.25in" fo:background-color="#FFFFFF"/>
    </style:style>
    <style:style style:name="T34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T35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6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7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8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9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P40" style:parent-style-name="NormalWeb" style:family="paragraph">
      <style:paragraph-properties fo:margin-top="0in" fo:margin-bottom="0.0833in" style:line-height-at-least="0.25in" fo:background-color="#FFFFFF"/>
      <style:text-properties style:font-name="Helvetica" style:font-name-complex="Helvetica" fo:color="#333333"/>
    </style:style>
    <style:style style:name="P41" style:parent-style-name="NormalWeb" style:family="paragraph">
      <style:paragraph-properties fo:margin-top="0in" fo:margin-bottom="0.0833in" style:line-height-at-least="0.25in" fo:background-color="#FFFFFF"/>
    </style:style>
    <style:style style:name="T42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43" style:parent-style-name="NormalWeb" style:family="paragraph">
      <style:paragraph-properties fo:margin-top="0in" fo:margin-bottom="0.0833in" style:line-height-at-least="0.25in" fo:background-color="#FFFFFF"/>
    </style:style>
    <style:style style:name="T44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45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46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T47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P48" style:parent-style-name="NormalWeb" style:family="paragraph">
      <style:paragraph-properties fo:margin-top="0in" fo:margin-bottom="0.0833in" style:line-height-at-least="0.25in" fo:background-color="#FFFFFF"/>
      <style:text-properties style:font-name="Helvetica" style:font-name-complex="Helvetica" fo:color="#333333"/>
    </style:style>
    <style:style style:name="P49" style:parent-style-name="NormalWeb" style:family="paragraph">
      <style:paragraph-properties fo:margin-top="0in" fo:margin-bottom="0.0833in" style:line-height-at-least="0.25in" fo:background-color="#FFFFFF"/>
    </style:style>
    <style:style style:name="T50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51" style:parent-style-name="NormalWeb" style:family="paragraph">
      <style:paragraph-properties fo:margin-top="0in" fo:margin-bottom="0.0833in" style:line-height-at-least="0.25in" fo:background-color="#FFFFFF"/>
    </style:style>
    <style:style style:name="T52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</office:automatic-styles>
  <office:body>
    <office:text text:use-soft-page-breaks="true">
      <text:p text:style-name="P1"><text:span text:style-name="T2">PROJECT 1</text:span></text:p>
      <text:p text:style-name="P3"/>
      <text:p text:style-name="P4"><text:span text:style-name="T5">Project title:<text:s/></text:span></text:p>
      <text:p text:style-name="P6">World Weather Channel </text:p>
      <text:p text:style-name="P7"><text:span text:style-name="T8"> </text:span><text:span text:style-name="T9"><text:line-break/></text:span><text:span text:style-name="T10">Candidate name:<text:s/></text:span></text:p>
      <text:p text:style-name="P11"><text:span text:style-name="T12">Nirmala Halappa</text:span><text:span text:style-name="T13"> </text:span><text:span text:style-name="T14">   </text:span><text:span text:style-name="T15"><text:line-break/></text:span><text:span text:style-name="T16"> </text:span><text:span text:style-name="T17"><text:line-break/></text:span><text:span text:style-name="T18">Description of project:<text:s/></text:span></text:p>
      <text:p text:style-name="P19"><text:span text:style-name="T20">World weather channel displays the current weather condition for the</text:span><text:span text:style-name="T21"><text:s/>city/country on left side of the web page. And it also displays 3days forecast weather on right side of the web page.</text:span><text:span text:style-name="T22"><text:line-break/></text:span><text:span text:style-name="T23"> </text:span><text:span text:style-name="T24"><text:line-break/></text:span><text:span text:style-name="T25">Key technical areas to build the solution</text:span></text:p>
      <text:list text:style-name="LFO1" text:continue-numbering="true">
        <text:list-item>
          <text:p text:style-name="P26">Mark-up and styling with HTML5 and CSS3.</text:p>
        </text:list-item>
        <text:list-item>
          <text:p text:style-name="P27">Responsiveness by<text:s/>Flexbox.</text:p>
        </text:list-item>
        <text:list-item>
          <text:p text:style-name="P28">Simple JavaScript.</text:p>
        </text:list-item>
        <text:list-item>
          <text:p text:style-name="P29"><text:span text:style-name="T30">Third party JSON data (API) form apixu.com.</text:span><text:span text:style-name="T31"> </text:span></text:p>
        </text:list-item>
      </text:list>
      <text:p text:style-name="P32"/>
      <text:p text:style-name="P33"><text:span text:style-name="T34">Additional learning needed    </text:span><text:span text:style-name="T35"> </text:span><text:span text:style-name="T36"><text:line-break/></text:span><text:span text:style-name="T37">I need to learn JSON and<text:s/></text:span><text:span text:style-name="T38">Flexbox</text:span><text:span text:style-name="T39"><text:s/>to complete this project.</text:span></text:p>
      <text:p text:style-name="P40"/>
      <text:p text:style-name="P41"><text:span text:style-name="T42">Estimated hours to complete:</text:span></text:p>
      <text:p text:style-name="P43"><text:span text:style-name="T44">15</text:span><text:span text:style-name="T45"><text:s/>– 20hours</text:span><text:span text:style-name="T46">  </text:span><text:span text:style-name="T47">  </text:span></text:p>
      <text:p text:style-name="P48"> </text:p>
      <text:p text:style-name="P49"><text:span text:style-name="T50">Estimated date of completion:</text:span></text:p>
      <text:p text:style-name="P51"><text:span text:style-name="T52">30/07/2018   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s) Vikas Dodamane-Nataraja</meta:initial-creator>
    <dc:creator>(s) Vikas Dodamane-Nataraja</dc:creator>
    <meta:creation-date>2018-07-17T09:24:00Z</meta:creation-date>
    <dc:date>2018-08-08T18:02:00Z</dc:date>
    <meta:template xlink:href="Normal.dotm" xlink:type="simple"/>
    <meta:editing-cycles>7</meta:editing-cycles>
    <meta:editing-duration>PT6600S</meta:editing-duration>
    <meta:document-statistic meta:page-count="1" meta:paragraph-count="1" meta:word-count="99" meta:character-count="665" meta:row-count="4" meta:non-whitespace-character-count="567"/>
  </office:meta>
</office:document-meta>
</file>